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65308" officeooo:paragraph-rsid="00065308"/>
    </style:style>
    <style:style style:name="P2" style:family="paragraph" style:parent-style-name="Standard">
      <style:text-properties officeooo:rsid="00082f5a" officeooo:paragraph-rsid="00082f5a"/>
    </style:style>
    <style:style style:name="P3" style:family="paragraph" style:parent-style-name="Standard">
      <style:text-properties officeooo:rsid="000a8773" officeooo:paragraph-rsid="000a8773"/>
    </style:style>
    <style:style style:name="P4" style:family="paragraph" style:parent-style-name="Standard">
      <style:text-properties officeooo:rsid="000cd203" officeooo:paragraph-rsid="000cd203"/>
    </style:style>
    <style:style style:name="P5" style:family="paragraph" style:parent-style-name="Standard">
      <style:text-properties officeooo:rsid="000e9ec5" officeooo:paragraph-rsid="000e9ec5"/>
    </style:style>
    <style:style style:name="P6" style:family="paragraph" style:parent-style-name="Standard">
      <style:text-properties officeooo:rsid="0010dec6" officeooo:paragraph-rsid="0010dec6"/>
    </style:style>
    <style:style style:name="P7" style:family="paragraph" style:parent-style-name="Standard">
      <style:text-properties officeooo:rsid="00144096" officeooo:paragraph-rsid="00144096"/>
    </style:style>
    <style:style style:name="P8" style:family="paragraph" style:parent-style-name="Standard">
      <style:text-properties officeooo:rsid="00173469" officeooo:paragraph-rsid="00173469"/>
    </style:style>
    <style:style style:name="P9" style:family="paragraph" style:parent-style-name="Standard">
      <style:text-properties officeooo:rsid="0018a76d" officeooo:paragraph-rsid="0018a76d"/>
    </style:style>
    <style:style style:name="P10" style:family="paragraph" style:parent-style-name="Standard">
      <style:text-properties officeooo:rsid="00195d94" officeooo:paragraph-rsid="00195d94"/>
    </style:style>
    <style:style style:name="P11" style:family="paragraph" style:parent-style-name="Standard">
      <style:text-properties officeooo:rsid="001b9f84" officeooo:paragraph-rsid="001b9f84"/>
    </style:style>
    <style:style style:name="P12" style:family="paragraph" style:parent-style-name="Standard">
      <style:text-properties officeooo:rsid="001d089b" officeooo:paragraph-rsid="001d089b"/>
    </style:style>
    <style:style style:name="P13" style:family="paragraph" style:parent-style-name="Standard">
      <style:text-properties officeooo:rsid="001e5f2c" officeooo:paragraph-rsid="001e5f2c"/>
    </style:style>
    <style:style style:name="P14" style:family="paragraph" style:parent-style-name="Standard">
      <style:text-properties officeooo:rsid="00202bde" officeooo:paragraph-rsid="00202bde"/>
    </style:style>
    <style:style style:name="P15" style:family="paragraph" style:parent-style-name="Standard">
      <style:text-properties officeooo:rsid="002256e6" officeooo:paragraph-rsid="002256e6"/>
    </style:style>
    <style:style style:name="P16" style:family="paragraph" style:parent-style-name="Standard">
      <style:text-properties officeooo:rsid="0023c5a3" officeooo:paragraph-rsid="0023c5a3"/>
    </style:style>
    <style:style style:name="P17" style:family="paragraph" style:parent-style-name="Standard">
      <style:text-properties officeooo:rsid="00247671" officeooo:paragraph-rsid="00247671"/>
    </style:style>
    <style:style style:name="P18" style:family="paragraph" style:parent-style-name="Standard">
      <style:text-properties officeooo:rsid="00247b97" officeooo:paragraph-rsid="00247b97"/>
    </style:style>
    <style:style style:name="P19" style:family="paragraph" style:parent-style-name="Standard">
      <style:text-properties officeooo:rsid="00261739" officeooo:paragraph-rsid="00261739"/>
    </style:style>
    <style:style style:name="P20" style:family="paragraph" style:parent-style-name="Standard">
      <style:text-properties officeooo:rsid="00262fb3" officeooo:paragraph-rsid="00262fb3"/>
    </style:style>
    <style:style style:name="P21" style:family="paragraph" style:parent-style-name="Standard">
      <style:text-properties officeooo:rsid="0028c3f9" officeooo:paragraph-rsid="0028c3f9"/>
    </style:style>
    <style:style style:name="P22" style:family="paragraph" style:parent-style-name="Standard">
      <style:text-properties officeooo:rsid="002a28a9" officeooo:paragraph-rsid="002a28a9"/>
    </style:style>
    <style:style style:name="P23" style:family="paragraph" style:parent-style-name="Standard">
      <style:text-properties officeooo:rsid="002bbdb7" officeooo:paragraph-rsid="002bbdb7"/>
    </style:style>
    <style:style style:name="P24" style:family="paragraph" style:parent-style-name="Standard">
      <style:text-properties officeooo:rsid="002e5b05" officeooo:paragraph-rsid="002e5b05"/>
    </style:style>
    <style:style style:name="P25" style:family="paragraph" style:parent-style-name="Standard">
      <style:text-properties officeooo:rsid="002f8970" officeooo:paragraph-rsid="002f8970"/>
    </style:style>
    <style:style style:name="P26" style:family="paragraph" style:parent-style-name="Standard">
      <style:text-properties officeooo:rsid="00320797" officeooo:paragraph-rsid="00320797"/>
    </style:style>
    <style:style style:name="P27" style:family="paragraph" style:parent-style-name="Standard">
      <style:text-properties officeooo:rsid="00376166" officeooo:paragraph-rsid="00376166"/>
    </style:style>
    <style:style style:name="P28" style:family="paragraph" style:parent-style-name="Standard">
      <style:text-properties officeooo:rsid="00395446" officeooo:paragraph-rsid="00395446"/>
    </style:style>
    <style:style style:name="P29" style:family="paragraph" style:parent-style-name="Standard">
      <style:text-properties officeooo:rsid="003a19b0" officeooo:paragraph-rsid="003a19b0"/>
    </style:style>
    <style:style style:name="P30" style:family="paragraph" style:parent-style-name="Standard">
      <style:text-properties officeooo:rsid="003c6c20" officeooo:paragraph-rsid="003c6c20"/>
    </style:style>
    <style:style style:name="P31" style:family="paragraph" style:parent-style-name="Standard">
      <style:text-properties officeooo:rsid="003e464e" officeooo:paragraph-rsid="003e464e"/>
    </style:style>
    <style:style style:name="P32" style:family="paragraph" style:parent-style-name="Standard">
      <style:text-properties officeooo:rsid="003ef0d8" officeooo:paragraph-rsid="003ef0d8"/>
    </style:style>
    <style:style style:name="P33" style:family="paragraph" style:parent-style-name="Standard">
      <style:text-properties officeooo:rsid="00419826" officeooo:paragraph-rsid="00419826"/>
    </style:style>
    <style:style style:name="P34" style:family="paragraph" style:parent-style-name="Standard">
      <style:text-properties officeooo:rsid="00430fba" officeooo:paragraph-rsid="00430fba"/>
    </style:style>
    <style:style style:name="P35" style:family="paragraph" style:parent-style-name="Standard">
      <style:text-properties officeooo:rsid="0045cd92" officeooo:paragraph-rsid="0045cd92"/>
    </style:style>
    <style:style style:name="P36" style:family="paragraph" style:parent-style-name="Standard">
      <style:text-properties officeooo:rsid="0049a92f" officeooo:paragraph-rsid="0049a92f"/>
    </style:style>
    <style:style style:name="P37" style:family="paragraph" style:parent-style-name="Standard">
      <style:text-properties officeooo:rsid="004a5650" officeooo:paragraph-rsid="004a5650"/>
    </style:style>
    <style:style style:name="P38" style:family="paragraph" style:parent-style-name="Standard">
      <style:text-properties officeooo:rsid="004a966e" officeooo:paragraph-rsid="004a966e"/>
    </style:style>
    <style:style style:name="P39" style:family="paragraph" style:parent-style-name="Standard">
      <style:text-properties officeooo:rsid="004aee41" officeooo:paragraph-rsid="004aee41"/>
    </style:style>
    <style:style style:name="P40" style:family="paragraph" style:parent-style-name="Standard">
      <style:text-properties officeooo:rsid="004d7e44" officeooo:paragraph-rsid="004d7e44"/>
    </style:style>
    <style:style style:name="P41" style:family="paragraph" style:parent-style-name="Standard">
      <style:text-properties officeooo:rsid="004e9529" officeooo:paragraph-rsid="004e9529"/>
    </style:style>
    <style:style style:name="P42" style:family="paragraph" style:parent-style-name="Standard">
      <style:text-properties officeooo:rsid="0053eca5" officeooo:paragraph-rsid="0053eca5"/>
    </style:style>
    <style:style style:name="P43" style:family="paragraph" style:parent-style-name="Standard">
      <style:text-properties officeooo:rsid="00584277" officeooo:paragraph-rsid="00584277"/>
    </style:style>
    <style:style style:name="P44" style:family="paragraph" style:parent-style-name="Standard">
      <style:text-properties officeooo:rsid="005a1a1e" officeooo:paragraph-rsid="005a1a1e"/>
    </style:style>
    <style:style style:name="P45" style:family="paragraph" style:parent-style-name="Standard">
      <style:text-properties officeooo:rsid="005b5944" officeooo:paragraph-rsid="005b5944"/>
    </style:style>
    <style:style style:name="P46" style:family="paragraph" style:parent-style-name="Standard">
      <style:text-properties officeooo:rsid="005d436f" officeooo:paragraph-rsid="005d436f"/>
    </style:style>
    <style:style style:name="P47" style:family="paragraph" style:parent-style-name="Standard">
      <style:text-properties officeooo:rsid="005f1540" officeooo:paragraph-rsid="005f1540"/>
    </style:style>
    <style:style style:name="P48" style:family="paragraph" style:parent-style-name="Standard">
      <style:text-properties officeooo:rsid="005f2a70" officeooo:paragraph-rsid="005f2a70"/>
    </style:style>
    <style:style style:name="P49" style:family="paragraph" style:parent-style-name="Standard">
      <style:text-properties officeooo:rsid="00616b92" officeooo:paragraph-rsid="00616b92"/>
    </style:style>
    <style:style style:name="P50" style:family="paragraph" style:parent-style-name="Standard">
      <style:text-properties officeooo:rsid="00619c34" officeooo:paragraph-rsid="00619c34"/>
    </style:style>
    <style:style style:name="P51" style:family="paragraph" style:parent-style-name="Standard">
      <style:text-properties officeooo:rsid="0062031d" officeooo:paragraph-rsid="0062031d"/>
    </style:style>
    <style:style style:name="P52" style:family="paragraph" style:parent-style-name="Standard">
      <style:text-properties officeooo:rsid="006368bc" officeooo:paragraph-rsid="006368bc"/>
    </style:style>
    <style:style style:name="P53" style:family="paragraph" style:parent-style-name="Standard">
      <style:text-properties officeooo:rsid="006466ad" officeooo:paragraph-rsid="006466ad"/>
    </style:style>
    <style:style style:name="P54" style:family="paragraph" style:parent-style-name="Standard">
      <style:text-properties officeooo:rsid="0065f58e" officeooo:paragraph-rsid="0065f58e"/>
    </style:style>
    <style:style style:name="P55" style:family="paragraph" style:parent-style-name="Standard">
      <style:text-properties officeooo:rsid="0069dca7" officeooo:paragraph-rsid="0069dca7"/>
    </style:style>
    <style:style style:name="P56" style:family="paragraph" style:parent-style-name="Standard">
      <style:text-properties officeooo:rsid="006ab22e" officeooo:paragraph-rsid="006ab22e"/>
    </style:style>
    <style:style style:name="P57" style:family="paragraph" style:parent-style-name="Standard">
      <style:text-properties officeooo:rsid="00702ae2" officeooo:paragraph-rsid="00702ae2"/>
    </style:style>
    <style:style style:name="P58" style:family="paragraph" style:parent-style-name="Standard">
      <style:text-properties officeooo:rsid="0072f8d5" officeooo:paragraph-rsid="0072f8d5"/>
    </style:style>
    <style:style style:name="P59" style:family="paragraph" style:parent-style-name="Standard">
      <style:text-properties officeooo:rsid="0073b2b6" officeooo:paragraph-rsid="0073b2b6"/>
    </style:style>
    <style:style style:name="P60" style:family="paragraph" style:parent-style-name="Standard">
      <style:text-properties officeooo:rsid="00746c23" officeooo:paragraph-rsid="00746c23"/>
    </style:style>
    <style:style style:name="P61" style:family="paragraph" style:parent-style-name="Standard">
      <style:text-properties officeooo:rsid="00759ad7" officeooo:paragraph-rsid="00759ad7"/>
    </style:style>
    <style:style style:name="P62" style:family="paragraph" style:parent-style-name="Standard">
      <style:text-properties officeooo:rsid="0076dc94" officeooo:paragraph-rsid="0076dc94"/>
    </style:style>
    <style:style style:name="P63" style:family="paragraph" style:parent-style-name="Standard">
      <style:text-properties officeooo:rsid="00771b8d" officeooo:paragraph-rsid="00771b8d"/>
    </style:style>
    <style:style style:name="P64" style:family="paragraph" style:parent-style-name="Standard">
      <style:text-properties officeooo:rsid="007a15e9" officeooo:paragraph-rsid="007a15e9"/>
    </style:style>
    <style:style style:name="P65" style:family="paragraph" style:parent-style-name="Standard">
      <style:text-properties officeooo:rsid="007c1152" officeooo:paragraph-rsid="007c1152"/>
    </style:style>
    <style:style style:name="P66" style:family="paragraph" style:parent-style-name="Standard">
      <style:text-properties officeooo:rsid="007d7fb6" officeooo:paragraph-rsid="007d7fb6"/>
    </style:style>
    <style:style style:name="P67" style:family="paragraph" style:parent-style-name="Standard">
      <style:text-properties officeooo:rsid="007f256b" officeooo:paragraph-rsid="007f256b"/>
    </style:style>
    <style:style style:name="P68" style:family="paragraph" style:parent-style-name="Standard">
      <style:text-properties officeooo:rsid="00811986" officeooo:paragraph-rsid="00811986"/>
    </style:style>
    <style:style style:name="P69" style:family="paragraph" style:parent-style-name="Standard">
      <style:text-properties officeooo:rsid="00845ab3" officeooo:paragraph-rsid="00845ab3"/>
    </style:style>
    <style:style style:name="P70" style:family="paragraph" style:parent-style-name="Standard">
      <style:text-properties officeooo:rsid="0086041d" officeooo:paragraph-rsid="0086041d"/>
    </style:style>
    <style:style style:name="P71" style:family="paragraph" style:parent-style-name="Standard">
      <style:text-properties officeooo:rsid="00875726" officeooo:paragraph-rsid="00875726"/>
    </style:style>
    <style:style style:name="P72" style:family="paragraph" style:parent-style-name="Standard">
      <style:text-properties officeooo:rsid="008c1e69" officeooo:paragraph-rsid="008c1e69"/>
    </style:style>
    <style:style style:name="P73" style:family="paragraph" style:parent-style-name="Standard">
      <style:text-properties officeooo:rsid="00908094" officeooo:paragraph-rsid="00908094"/>
    </style:style>
    <style:style style:name="P74" style:family="paragraph" style:parent-style-name="Standard">
      <style:text-properties officeooo:rsid="0090c160" officeooo:paragraph-rsid="0090c160"/>
    </style:style>
    <style:style style:name="P75" style:family="paragraph" style:parent-style-name="Standard">
      <style:text-properties officeooo:rsid="0092461e" officeooo:paragraph-rsid="0092461e"/>
    </style:style>
    <style:style style:name="P76" style:family="paragraph" style:parent-style-name="Standard">
      <style:text-properties officeooo:rsid="0094105e" officeooo:paragraph-rsid="0094105e"/>
    </style:style>
    <style:style style:name="P77" style:family="paragraph" style:parent-style-name="Standard">
      <style:text-properties officeooo:rsid="0095a736" officeooo:paragraph-rsid="0095a736"/>
    </style:style>
    <style:style style:name="P78" style:family="paragraph" style:parent-style-name="Standard">
      <style:text-properties officeooo:rsid="0097931b" officeooo:paragraph-rsid="0097931b"/>
    </style:style>
    <style:style style:name="P79" style:family="paragraph" style:parent-style-name="Standard">
      <style:text-properties officeooo:rsid="00996288" officeooo:paragraph-rsid="00996288"/>
    </style:style>
    <style:style style:name="P80" style:family="paragraph" style:parent-style-name="Standard">
      <style:text-properties officeooo:rsid="0099fceb" officeooo:paragraph-rsid="0099fceb"/>
    </style:style>
    <style:style style:name="P81" style:family="paragraph" style:parent-style-name="Standard">
      <style:text-properties officeooo:rsid="009bdeb5" officeooo:paragraph-rsid="009bdeb5"/>
    </style:style>
    <style:style style:name="P82" style:family="paragraph" style:parent-style-name="Standard">
      <style:text-properties officeooo:rsid="009f04bd" officeooo:paragraph-rsid="009f04bd"/>
    </style:style>
    <style:style style:name="P83" style:family="paragraph" style:parent-style-name="Standard">
      <style:text-properties officeooo:rsid="009f69ca" officeooo:paragraph-rsid="009f69ca"/>
    </style:style>
    <style:style style:name="P84" style:family="paragraph" style:parent-style-name="Standard">
      <style:text-properties officeooo:rsid="00a1d69c" officeooo:paragraph-rsid="00a1d69c"/>
    </style:style>
    <style:style style:name="P85" style:family="paragraph" style:parent-style-name="Standard">
      <style:text-properties officeooo:rsid="00a26fdd" officeooo:paragraph-rsid="00a26fdd"/>
    </style:style>
    <style:style style:name="P86" style:family="paragraph" style:parent-style-name="Standard">
      <style:text-properties officeooo:rsid="00a29b1d" officeooo:paragraph-rsid="00a29b1d"/>
    </style:style>
    <style:style style:name="P87" style:family="paragraph" style:parent-style-name="Standard">
      <style:text-properties officeooo:rsid="00a3a454" officeooo:paragraph-rsid="00a3a454"/>
    </style:style>
    <style:style style:name="P88" style:family="paragraph" style:parent-style-name="Standard">
      <style:text-properties officeooo:rsid="00a51738" officeooo:paragraph-rsid="00a51738"/>
    </style:style>
    <style:style style:name="P89" style:family="paragraph" style:parent-style-name="Standard">
      <style:text-properties officeooo:rsid="00a82719" officeooo:paragraph-rsid="00a82719"/>
    </style:style>
    <style:style style:name="T1" style:family="text">
      <style:text-properties officeooo:rsid="0009482b"/>
    </style:style>
    <style:style style:name="T2" style:family="text">
      <style:text-properties officeooo:rsid="000c415d"/>
    </style:style>
    <style:style style:name="T3" style:family="text">
      <style:text-properties officeooo:rsid="000dd80a"/>
    </style:style>
    <style:style style:name="T4" style:family="text">
      <style:text-properties officeooo:rsid="00105c36"/>
    </style:style>
    <style:style style:name="T5" style:family="text">
      <style:text-properties officeooo:rsid="00126467"/>
    </style:style>
    <style:style style:name="T6" style:family="text">
      <style:text-properties officeooo:rsid="001824ba"/>
    </style:style>
    <style:style style:name="T7" style:family="text">
      <style:text-properties officeooo:rsid="00160846"/>
    </style:style>
    <style:style style:name="T8" style:family="text">
      <style:text-properties officeooo:rsid="00181a5d"/>
    </style:style>
    <style:style style:name="T9" style:family="text">
      <style:text-properties officeooo:rsid="001a1705"/>
    </style:style>
    <style:style style:name="T10" style:family="text">
      <style:text-properties officeooo:rsid="00216920"/>
    </style:style>
    <style:style style:name="T11" style:family="text">
      <style:text-properties officeooo:rsid="0025c869"/>
    </style:style>
    <style:style style:name="T12" style:family="text">
      <style:text-properties officeooo:rsid="0025f34a"/>
    </style:style>
    <style:style style:name="T13" style:family="text">
      <style:text-properties officeooo:rsid="0027f3d2"/>
    </style:style>
    <style:style style:name="T14" style:family="text">
      <style:text-properties officeooo:rsid="0029080a"/>
    </style:style>
    <style:style style:name="T15" style:family="text">
      <style:text-properties officeooo:rsid="002d5dda"/>
    </style:style>
    <style:style style:name="T16" style:family="text">
      <style:text-properties officeooo:rsid="002e3e67"/>
    </style:style>
    <style:style style:name="T17" style:family="text">
      <style:text-properties officeooo:rsid="002f9b97"/>
    </style:style>
    <style:style style:name="T18" style:family="text">
      <style:text-properties officeooo:rsid="0035633a"/>
    </style:style>
    <style:style style:name="T19" style:family="text">
      <style:text-properties officeooo:rsid="0033a9ef"/>
    </style:style>
    <style:style style:name="T20" style:family="text">
      <style:text-properties officeooo:rsid="003af1d1"/>
    </style:style>
    <style:style style:name="T21" style:family="text">
      <style:text-properties officeooo:rsid="003d325e"/>
    </style:style>
    <style:style style:name="T22" style:family="text">
      <style:text-properties officeooo:rsid="004092ed"/>
    </style:style>
    <style:style style:name="T23" style:family="text">
      <style:text-properties officeooo:rsid="0044aebc"/>
    </style:style>
    <style:style style:name="T24" style:family="text">
      <style:text-properties officeooo:rsid="004797c0"/>
    </style:style>
    <style:style style:name="T25" style:family="text">
      <style:text-properties officeooo:rsid="0046ddb2"/>
    </style:style>
    <style:style style:name="T26" style:family="text">
      <style:text-properties officeooo:rsid="004bb28a"/>
    </style:style>
    <style:style style:name="T27" style:family="text">
      <style:text-properties officeooo:rsid="00508fb0"/>
    </style:style>
    <style:style style:name="T28" style:family="text">
      <style:text-properties officeooo:rsid="0051ed8a"/>
    </style:style>
    <style:style style:name="T29" style:family="text">
      <style:text-properties officeooo:rsid="005741dd"/>
    </style:style>
    <style:style style:name="T30" style:family="text">
      <style:text-properties officeooo:rsid="0054e6c0"/>
    </style:style>
    <style:style style:name="T31" style:family="text">
      <style:text-properties officeooo:rsid="005571d1"/>
    </style:style>
    <style:style style:name="T32" style:family="text">
      <style:text-properties officeooo:rsid="00602727"/>
    </style:style>
    <style:style style:name="T33" style:family="text">
      <style:text-properties officeooo:rsid="006389b6"/>
    </style:style>
    <style:style style:name="T34" style:family="text">
      <style:text-properties officeooo:rsid="00673580"/>
    </style:style>
    <style:style style:name="T35" style:family="text">
      <style:text-properties officeooo:rsid="006c6f7b"/>
    </style:style>
    <style:style style:name="T36" style:family="text">
      <style:text-properties officeooo:rsid="006e39e0"/>
    </style:style>
    <style:style style:name="T37" style:family="text">
      <style:text-properties officeooo:rsid="007166ac"/>
    </style:style>
    <style:style style:name="T38" style:family="text">
      <style:text-properties officeooo:rsid="0074e79e"/>
    </style:style>
    <style:style style:name="T39" style:family="text">
      <style:text-properties officeooo:rsid="0076f50d"/>
    </style:style>
    <style:style style:name="T40" style:family="text">
      <style:text-properties officeooo:rsid="00787fc6"/>
    </style:style>
    <style:style style:name="T41" style:family="text">
      <style:text-properties officeooo:rsid="0078d361"/>
    </style:style>
    <style:style style:name="T42" style:family="text">
      <style:text-properties officeooo:rsid="007dcd2b"/>
    </style:style>
    <style:style style:name="T43" style:family="text">
      <style:text-properties officeooo:rsid="00829f8f"/>
    </style:style>
    <style:style style:name="T44" style:family="text">
      <style:text-properties officeooo:rsid="008570d6"/>
    </style:style>
    <style:style style:name="T45" style:family="text">
      <style:text-properties officeooo:rsid="008944ad"/>
    </style:style>
    <style:style style:name="T46" style:family="text">
      <style:text-properties officeooo:rsid="008a71a7"/>
    </style:style>
    <style:style style:name="T47" style:family="text">
      <style:text-properties officeooo:rsid="008d2d46"/>
    </style:style>
    <style:style style:name="T48" style:family="text">
      <style:text-properties officeooo:rsid="008e9728"/>
    </style:style>
    <style:style style:name="T49" style:family="text">
      <style:text-properties officeooo:rsid="008f0b54"/>
    </style:style>
    <style:style style:name="T50" style:family="text">
      <style:text-properties officeooo:rsid="0092e6f0"/>
    </style:style>
    <style:style style:name="T51" style:family="text">
      <style:text-properties officeooo:rsid="0093528d"/>
    </style:style>
    <style:style style:name="T52" style:family="text">
      <style:text-properties officeooo:rsid="0097d9ef"/>
    </style:style>
    <style:style style:name="T53" style:family="text">
      <style:text-properties officeooo:rsid="009cd530"/>
    </style:style>
    <style:style style:name="T54" style:family="text">
      <style:text-properties officeooo:rsid="00a0993a"/>
    </style:style>
    <style:style style:name="T55" style:family="text">
      <style:text-properties officeooo:rsid="00a666bc"/>
    </style:style>
    <style:style style:name="T56" style:family="text">
      <style:text-properties officeooo:rsid="00aaa22b"/>
    </style:style>
    <style:style style:name="T57" style:family="text">
      <style:text-properties officeooo:rsid="00a90f04"/>
    </style:style>
    <style:style style:name="T58" style:family="text">
      <style:text-properties officeooo:rsid="00aad2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ama, Panama, Panama River, Panama Country.</text:p>
      <text:p text:style-name="P2">Pour, pour water, pour wine, what is a standard wine pour?</text:p>
      <text:p text:style-name="P2">Vehicle exhaust emission, vehicle exhaust emission. <text:span text:style-name="T1">How do vehicle exhaust emission affect indoor air quality?</text:span></text:p>
      <text:p text:style-name="P3">Concrete, concrete, some protesters even spend night on cold concrete. <text:span text:style-name="T2">A concrete floor.</text:span></text:p>
      <text:p text:style-name="P4">Take effect, we regret that a US law banning Tiktok will take effect next week and force us to make our services temporar<text:span text:style-name="T3">ily</text:span> unavailable.</text:p>
      <text:p text:style-name="P5">Power outage, how long will the power outage last? <text:span text:style-name="T4">Storms caused power outage in hundred of homes last night.</text:span></text:p>
      <text:p text:style-name="P6">Clock skew, clock jitter, setup slack, hold slack. <text:span text:style-name="T5">In FPGA design.</text:span></text:p>
      <text:p text:style-name="P7">Fingerprint, voiceprint, voiceprint recognition software, <text:span text:style-name="T6">voiceprint</text:span> authentication software. <text:s/>Understanding voiceprint <text:span text:style-name="T7">recognition.</text:span></text:p>
      <text:p text:style-name="P8">Enable <text:span text:style-name="T8">two</text:span> factor authentication. <text:span text:style-name="T8">Facebook enables two factor authentication.</text:span></text:p>
      <text:p text:style-name="P9">Encircle, the house is encircled by a high fence. Russian Troops have encircled the enemy. Encircled by enemy again?</text:p>
      <text:p text:style-name="P10">Lifecycle, battery lifecycle test. <text:span text:style-name="T9">They study the lifecycle of the frog.</text:span></text:p>
      <text:p text:style-name="P11">It no longer functioned. It no longer works. It’s no longer functional.</text:p>
      <text:p text:style-name="P12">Her mother scolded her for breaking her favorite vase. How to stay positive when scolding your children?</text:p>
      <text:p text:style-name="P13">Stereo, Stereo System for Home with Bluetooth. Stereo Audio , Stereo System.</text:p>
      <text:p text:style-name="P14">May I have your attention please? <text:s/><text:span text:style-name="T10">Wish this can grab your attention.</text:span></text:p>
      <text:p text:style-name="P15">We fight for human dignity. We fight for human dignity. Alien Invasion. Alien Invasion.</text:p>
      <text:p text:style-name="P16">Poultry farming, poultry farming equipment, methods to improve efficiency in poultry farming. </text:p>
      <text:p text:style-name="P17">Peanut shell, watermelon rind, apple skin, banana peel.</text:p>
      <text:p text:style-name="P18">Ladder, <text:span text:style-name="T11">ladder, don’t worry, honey, I have ladders here to reach the top of the roof. </text:span><text:span text:style-name="T12">There’s no elevator to success, There is knife ladder only.</text:span></text:p>
      <text:p text:style-name="P19">Safe and sound in 2025. Safe and sound in 2025.</text:p>
      <text:p text:style-name="P20">smoke inhalation, <text:span text:style-name="T13">inhalation therapy, </text:span>two firefighters are treated for smoke inhalation.</text:p>
      <text:p text:style-name="P21">Repeat, repetitive, a repetitive job. <text:s/><text:span text:style-name="T14">A repetitive behavior.</text:span></text:p>
      <text:p text:style-name="P22">State of Oregon. We spend a weekend in Oregon State.</text:p>
      <text:p text:style-name="P23">What’s the last four digits of your phone number? My phone number ends in 6239. <text:span text:style-name="T15">Please recharge it with my credit card ending </text:span><text:span text:style-name="T16">in</text:span><text:span text:style-name="T15"> 6239.</text:span></text:p>
      <text:p text:style-name="P24">study hard, onward and upward. Work hard, onward and upward.</text:p>
      <text:p text:style-name="P25">Smuggle, the guy tried to smuggle 96 iPhones using only <text:span text:style-name="T17">his </text:span>body. <text:span text:style-name="T17">The guy tried to smuggle 96 iPhones using only his body.</text:span></text:p>
      <text:p text:style-name="P26">Takeoff and landing, vertical takeoff. <text:s/><text:span text:style-name="T18">Night </text:span><text:span text:style-name="T19">Takeoff and landing are not allowed at this airport.</text:span></text:p>
      <text:p text:style-name="P27">Single, double, triple, quadruple, single, double ,triple, quadruple.</text:p>
      <text:p text:style-name="P28">Applicant tracking system. How many applicants do you have for this job?</text:p>
      <text:p text:style-name="P29">Sakura, Cherry Trees in Japan. Sakura. <text:span text:style-name="T20">Walking under Sakura in Japan.</text:span></text:p>
      <text:p text:style-name="P30">Autographs, why do people collect autographs? Did you get his autograph? <text:span text:style-name="T21">How to obtain celebrities autographs?</text:span></text:p>
      <text:p text:style-name="P31">Potato, sweet potato, taro. Potato, sweet potato, taro.</text:p>
      <text:p text:style-name="P32">Hysteresis voltage comparator, hysteresis voltage <text:span text:style-name="T22">comparator.</text:span></text:p>
      <text:p text:style-name="P33">Dry cough, 10 home remedies for dry cough.</text:p>
      <text:p text:style-name="P34">Wood ear, tree ear, You can always find wood ears in China supermarket. <text:span text:style-name="T23">Scientists believe that wood ear mushrooms can help to prevent heart disease.</text:span></text:p>
      <text:p text:style-name="P35">Why do chicken lay eggs? <text:span text:style-name="T24">Animals that lay eggs. </text:span><text:span text:style-name="T25">Do flies lay eggs each time they land?</text:span></text:p>
      <text:p text:style-name="P36">Hi, BYD! Open the sunroof. Hi BYD open the sunroof.</text:p>
      <text:p text:style-name="P37">I beg your pardon? I beg your pardon? I beg your pardon?</text:p>
      <text:p text:style-name="P38">Japan, Osaka. Tokyo. Kyoto. </text:p>
      <text:p text:style-name="P39">Bear Market, Bull Market. <text:span text:style-name="T26">A bear market is coming. Bear market investing strategy.</text:span></text:p>
      <text:p text:style-name="P40">Bear market and bull market, all investors need to know.</text:p>
      <text:p text:style-name="P41"><text:soft-page-break/>Vatican, Vatican, Vatican <text:span text:style-name="T27">is small Country, </text:span><text:span text:style-name="T28">located within the city of Rome, Italy.</text:span></text:p>
      <text:p text:style-name="P42">Apprehension, many people <text:span text:style-name="T29">have </text:span>expressed their apprehension about the change. <text:span text:style-name="T30">No worries, my apprehension grows up. </text:span><text:span text:style-name="T31">Despite her apprehension, she accepted the offer.</text:span></text:p>
      <text:p text:style-name="P43">Data pre-processing board, data aggregation board. A desktop aggregation app that brings together Facebook, Twitter, and LinkedIn.</text:p>
      <text:p text:style-name="P44">One year lease, lease agreement, signing a new lease, what renters should to expect. </text:p>
      <text:p text:style-name="P45">Landlord, tenant, can a landlord force a tenant to sign a new lease? </text:p>
      <text:p text:style-name="P46">Neglect, neglected, for a transistor Ib is very small, so it can be neglected.</text:p>
      <text:p text:style-name="P47">Parameter adjustment, Servo parameter adjustment methods.</text:p>
      <text:p text:style-name="P48">Psycho, she suddenly went psycho <text:span text:style-name="T32">and started shooting in all directions. </text:span></text:p>
      <text:p text:style-name="P49">What does bad meat smell like? It’s stinky. It’s stinky. </text:p>
      <text:p text:style-name="P50">Rotten, rotten vegetable, the room smelled of rotten vegetables. Don’t eat rotten meat, throw them away.</text:p>
      <text:p text:style-name="P51">Grief, grief is a natural response of loss.</text:p>
      <text:p text:style-name="P52">The tire-shaped robot from China patrols streets and deploy tear gas to catch criminals. <text:span text:style-name="T33">This tire-shaped robot from China patrols streets and deploys tear gas to catch criminals.</text:span></text:p>
      <text:p text:style-name="P53">Summer vacation, winter vacation, summer break, winter break. Summer break is almost over, school starts next week. </text:p>
      <text:p text:style-name="P54">Digging bamboo shoots are prohibited. <text:s/><text:span text:style-name="T34">It’s well known that bamboo shoots are pandas’ diet.</text:span></text:p>
      <text:p text:style-name="P55">Moral bottom line? Where is the moral bottom line?</text:p>
      <text:p text:style-name="P56">Japan Kyoto, <text:span text:style-name="T35">Kyoto used to be the capital of Japan. </text:span><text:span text:style-name="T36">Kyoto used to be the capital of Japan.</text:span></text:p>
      <text:p text:style-name="P57">Chinglish, Chinglish, <text:span text:style-name="T37">How to make a solar panel from scratch? Make a solar panel from scratch.</text:span></text:p>
      <text:p text:style-name="P58">How to create a slogan for your business? Slogans for 7 districts of Yantai City.</text:p>
      <text:p text:style-name="P59">Salt, Salty, Why is the sea salty? It’s too salty to me.</text:p>
      <text:p text:style-name="P60">Sorrow and Joy. He expressed sorrow to his friend’s death. <text:span text:style-name="T38">Turning sorrow into joy.</text:span></text:p>
      <text:p text:style-name="P61">Photovoltaic cell working principle. Photovoltaic cell efficiency.</text:p>
      <text:p text:style-name="P62">Emperor, emperor, top 10 Chinese <text:span text:style-name="T39">ancient </text:span>emperors. <text:span text:style-name="T39">Ancient emperor.</text:span></text:p>
      <text:p text:style-name="P63">Bacon, bacon, how to cook bacon in a stove? <text:span text:style-name="T40">Meat produced from a pig is called bacon, pork and ham. </text:span><text:span text:style-name="T41">The bacon is too salty to me.</text:span></text:p>
      <text:p text:style-name="P64">Wrenches and spanners. An adjustable wrench. <text:s/>Nut and bolt.</text:p>
      <text:p text:style-name="P65">Laos, Laos, Laos is a Southeast Asia Country.</text:p>
      <text:p text:style-name="P66">Where do maggots come from and how to get rid of them? Do <text:span text:style-name="T42">flies</text:span> come from <text:span text:style-name="T42">maggots?</text:span></text:p>
      <text:p text:style-name="P67">Sponge absorb water, how often to replace kitchen sponge?</text:p>
      <text:p text:style-name="P68">Grasshopper, grasshopper, <text:span text:style-name="T43">fried grasshopper recipe in Thailand, A parasitic mushroom growing out of a grasshopper.</text:span></text:p>
      <text:p text:style-name="P69">Clam, clam recipe, this is how clam<text:span text:style-name="T44">s</text:span> move.</text:p>
      <text:p text:style-name="P70">Ocean wave, ocean wave, what cause ocean waves?</text:p>
      <text:p text:style-name="P71">Former Soviet Union, <text:s/><text:span text:style-name="T45">The collapse of Former Soviet Union. <text:s/></text:span><text:span text:style-name="T46">The Kremlin in Moscow is the final resting place of most leaders of former Soviet Union.</text:span></text:p>
      <text:p text:style-name="P72">Uzbekistan, Uzbekistan has banned Muslim style <text:span text:style-name="T47">beard</text:span><text:span text:style-name="T48">s</text:span><text:span text:style-name="T47"> </text:span>those who grow bear<text:span text:style-name="T48">d</text:span>s must pay <text:span text:style-name="T49">$</text:span>400 fines.</text:p>
      <text:p text:style-name="P73">Used cooking oil, a lady was seen collecting used cooking oil from a dustbin.</text:p>
      <text:p text:style-name="P74">Chestnut, chestnut, a man in the street was selling roast chestnut.</text:p>
      <text:p text:style-name="P75">Facebook marketplace, <text:span text:style-name="T50">I’ll meet you in the marketplace </text:span><text:span text:style-name="T51">next to</text:span><text:span text:style-name="T50"> the fountain.</text:span></text:p>
      <text:p text:style-name="P76">I’m cleaning the window. I’m washing the dishes. I’m doing the laundry. I’m wiping the table. I’m dusting the furniture. <text:s/>I’m mopping the floor. I’m sweeping the floor.</text:p>
      <text:p text:style-name="P77">Approximately equal symbol. Approximately equal symbol. Approximately equal symbol.</text:p>
      <text:p text:style-name="P78">AI Era, the Vietnam War <text:span text:style-name="T52">Era. </text:span></text:p>
      <text:p text:style-name="P79">Oversleep, overslept, I overslept, so I’m late.</text:p>
      <text:p text:style-name="P80">A man falls on tracks before train comes, and no one helps him. This makes me lose hope in humanity. </text:p>
      <text:p text:style-name="P81">Mammal animals, human, dogs and dolphins are mammals. <text:span text:style-name="T53">Warm-blooded, cold-blooded.</text:span></text:p>
      <text:p text:style-name="P82"><text:soft-page-break/>Countdown, the countdown to rocket launch will begin at 9 a.m. tomorrow.</text:p>
      <text:p text:style-name="P83">Say no to disposable chopsticks. Say no to disposable chopsticks. <text:span text:style-name="T54">Disposable.</text:span></text:p>
      <text:p text:style-name="P84">Beard and mustache, beard and <text:s/>mustache, electric razor for men.</text:p>
      <text:p text:style-name="P85">Gut, human organ in your body. Meat stays in the gut longer than vegetable matters.</text:p>
      <text:p text:style-name="P86">Distributed system, distributed system involves multiple computers to work together as a single system to solve a problem. </text:p>
      <text:p text:style-name="P87">How much does it cost to demolish a high rise building? 4 ways to demolish a high rise building.</text:p>
      <text:p text:style-name="P88">Cut the lemon in half and squeeze the juice into a bowl. <text:span text:style-name="T55">Cut the lemon in half and squeeze the juice into a bowl.</text:span></text:p>
      <text:p text:style-name="P89">You don’t jump into the water <text:span text:style-name="T56">with</text:span> someone <text:span text:style-name="T56">who </text:span>is drowning, they are likely to pull you dow<text:span text:style-name="T57">n too. </text:span><text:span text:style-name="T58">You don’t jump into the water with someone who is drowning, they are likely to pull you down too.</text:span></text:p>
      <text:p text:style-name="P89"/>
      <text:p text:style-name="P89"/>
      <text:p text:style-name="P81"/>
      <text:p text:style-name="P78"/>
      <text:p text:style-name="P76"/>
      <text:p text:style-name="P75"/>
      <text:p text:style-name="P72"/>
      <text:p text:style-name="P72"/>
      <text:p text:style-name="P72"/>
      <text:p text:style-name="P69"/>
      <text:p text:style-name="P66"/>
      <text:p text:style-name="P63"/>
      <text:p text:style-name="P62"><text:s/></text:p>
      <text:p text:style-name="P57"/>
      <text:p text:style-name="P54"/>
      <text:p text:style-name="P52"/>
      <text:p text:style-name="P48"/>
      <text:p text:style-name="P42"/>
      <text:p text:style-name="P41"/>
      <text:p text:style-name="P38"/>
      <text:p text:style-name="P35"/>
      <text:p text:style-name="P35"/>
      <text:p text:style-name="P29"/>
      <text:p text:style-name="P27"/>
      <text:p text:style-name="P26"/>
      <text:p text:style-name="P25"/>
      <text:p text:style-name="P23"/>
      <text:p text:style-name="P20"/>
      <text:p text:style-name="P8"/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9:05:25.550809725</meta:creation-date>
    <dc:date>2025-05-13T20:44:37.071097912</dc:date>
    <meta:editing-duration>PT1H37M40S</meta:editing-duration>
    <meta:editing-cycles>153</meta:editing-cycles>
    <meta:generator>LibreOffice/24.8.6.2$Linux_X86_64 LibreOffice_project/480$Build-2</meta:generator>
    <meta:document-statistic meta:table-count="0" meta:image-count="0" meta:object-count="0" meta:page-count="3" meta:paragraph-count="91" meta:word-count="1243" meta:character-count="7648" meta:non-whitespace-character-count="6474"/>
  </office:meta>
</office:document-meta>
</file>